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fo:font-weight="bold" officeooo:rsid="000ebea2" officeooo:paragraph-rsid="000ebea2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gina creada en github page:</text:p>
      <text:p text:style-name="Standard">https://juanrola97.github.io/reforma-tributaria-info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30T19:07:05.422097169</meta:creation-date>
    <dc:date>2021-04-30T19:08:24.549800743</dc:date>
    <meta:editing-duration>PT1M19S</meta:editing-duration>
    <meta:editing-cycles>1</meta:editing-cycles>
    <meta:document-statistic meta:table-count="0" meta:image-count="0" meta:object-count="0" meta:page-count="1" meta:paragraph-count="2" meta:word-count="6" meta:character-count="82" meta:non-whitespace-character-count="78"/>
    <meta:generator>LibreOffice/6.4.6.2$Linux_X86_64 LibreOffice_project/40$Build-2</meta:generator>
  </office:meta>
</office:document-meta>
</file>